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1+5*[.C2]-6*[.C1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1+5*[.C3]-6*[.C2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1+5*[.C4]-6*[.C3]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1+5*[.C5]-6*[.C4]"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1+5*[.C6]-6*[.C5]" office:value-type="float" office:value="3025" calcext:value-type="float">
            <text:p>30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1+5*[.C7]-6*[.C6]" office:value-type="float" office:value="9330" calcext:value-type="float">
            <text:p>93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1+5*[.C8]-6*[.C7]" office:value-type="float" office:value="28501" calcext:value-type="float">
            <text:p>285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1+5*[.C9]-6*[.C8]" office:value-type="float" office:value="86526" calcext:value-type="float">
            <text:p>865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1+5*[.C10]-6*[.C9]" office:value-type="float" office:value="261625" calcext:value-type="float">
            <text:p>2616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1+5*[.C11]-6*[.C10]" office:value-type="float" office:value="788970" calcext:value-type="float">
            <text:p>7889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1+5*[.C12]-6*[.C11]" office:value-type="float" office:value="2375101" calcext:value-type="float">
            <text:p>23751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1+5*[.C13]-6*[.C12]" office:value-type="float" office:value="7141686" calcext:value-type="float">
            <text:p>71416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1+5*[.C14]-6*[.C13]" office:value-type="float" office:value="21457825" calcext:value-type="float">
            <text:p>214578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1+5*[.C15]-6*[.C14]" office:value-type="float" office:value="64439010" calcext:value-type="float">
            <text:p>644390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1+5*[.C16]-6*[.C15]" office:value-type="float" office:value="193448101" calcext:value-type="float">
            <text:p>1934481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1+5*[.C17]-6*[.C16]" office:value-type="float" office:value="580606446" calcext:value-type="float">
            <text:p>5806064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1+5*[.C18]-6*[.C17]" office:value-type="float" office:value="1742343625" calcext:value-type="float">
            <text:p>17423436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1+5*[.C19]-6*[.C18]" office:value-type="float" office:value="5228079450" calcext:value-type="float">
            <text:p>52280794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1+5*[.C20]-6*[.C19]" office:value-type="float" office:value="15686335501" calcext:value-type="float">
            <text:p>156863355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1+5*[.C21]-6*[.C20]" office:value-type="float" office:value="47063200806" calcext:value-type="float">
            <text:p>470632008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1+5*[.C22]-6*[.C21]" office:value-type="float" office:value="141197991025" calcext:value-type="float">
            <text:p>1411979910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1+5*[.C23]-6*[.C22]" office:value-type="float" office:value="423610750290" calcext:value-type="float">
            <text:p>42361075029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1+5*[.C24]-6*[.C23]" office:value-type="float" office:value="1270865805301" calcext:value-type="float">
            <text:p>12708658053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1+5*[.C25]-6*[.C24]" office:value-type="float" office:value="3812664524766" calcext:value-type="float">
            <text:p>38126645247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1+5*[.C26]-6*[.C25]" office:value-type="float" office:value="11438127792025" calcext:value-type="float">
            <text:p>114381277920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1+5*[.C27]-6*[.C26]" office:value-type="float" office:value="34314651811530" calcext:value-type="float">
            <text:p>343146518115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1+5*[.C28]-6*[.C27]" office:value-type="float" office:value="102944492305501" calcext:value-type="float">
            <text:p>1029444923055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1+5*[.C29]-6*[.C28]" office:value-type="float" office:value="308834550658326" calcext:value-type="float">
            <text:p>3088345506583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1+5*[.C30]-6*[.C29]" office:value-type="float" office:value="926505799458625" calcext:value-type="float">
            <text:p>9265057994586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1+5*[.C31]-6*[.C30]" office:value-type="float" office:value="2779521693343170" calcext:value-type="float">
            <text:p>277952169334317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1+5*[.C32]-6*[.C31]" office:value-type="float" office:value="8338573669964102" calcext:value-type="float">
            <text:p>83385736699641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1+5*[.C33]-6*[.C32]" office:value-type="float" office:value="2.50157381897615E+016" calcext:value-type="float">
            <text:p>2.50157381897615E+0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1+5*[.C34]-6*[.C33]" office:value-type="float" office:value="7.50472489290229E+016" calcext:value-type="float">
            <text:p>7.50472489290229E+0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1+5*[.C35]-6*[.C34]" office:value-type="float" office:value="2.25141815506545E+017" calcext:value-type="float">
            <text:p>2.25141815506545E+0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1+5*[.C36]-6*[.C35]" office:value-type="float" office:value="6.75425583958589E+017" calcext:value-type="float">
            <text:p>6.75425583958589E+0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1+5*[.C37]-6*[.C36]" office:value-type="float" office:value="2.02627702675368E+018" calcext:value-type="float">
            <text:p>2.02627702675368E+0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1+5*[.C38]-6*[.C37]" office:value-type="float" office:value="6.07883163001684E+018" calcext:value-type="float">
            <text:p>6.07883163001684E+0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1+5*[.C39]-6*[.C38]" office:value-type="float" office:value="1.82364959895621E+019" calcext:value-type="float">
            <text:p>1.82364959895621E+0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1+5*[.C40]-6*[.C39]" office:value-type="float" office:value="5.47094901677097E+019" calcext:value-type="float">
            <text:p>5.47094901677097E+0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1+5*[.C41]-6*[.C40]" office:value-type="float" office:value="1.64128474901176E+020" calcext:value-type="float">
            <text:p>1.64128474901176E+0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1+5*[.C42]-6*[.C41]" office:value-type="float" office:value="4.9238543349962E+020" calcext:value-type="float">
            <text:p>4.9238543349962E+0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1+5*[.C43]-6*[.C42]" office:value-type="float" office:value="1.47715631809105E+021" calcext:value-type="float">
            <text:p>1.47715631809105E+0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1+5*[.C44]-6*[.C43]" office:value-type="float" office:value="4.43146898945751E+021" calcext:value-type="float">
            <text:p>4.43146898945751E+0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1+5*[.C45]-6*[.C44]" office:value-type="float" office:value="1.32944070387413E+022" calcext:value-type="float">
            <text:p>1.32944070387413E+0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1+5*[.C46]-6*[.C45]" office:value-type="float" office:value="3.98832212569613E+022" calcext:value-type="float">
            <text:p>3.98832212569613E+0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1+5*[.C47]-6*[.C46]" office:value-type="float" office:value="1.19649664052359E+023" calcext:value-type="float">
            <text:p>1.19649664052359E+0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1+5*[.C48]-6*[.C47]" office:value-type="float" office:value="3.58948992720027E+023" calcext:value-type="float">
            <text:p>3.58948992720027E+0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1+5*[.C49]-6*[.C48]" office:value-type="float" office:value="1.07684697928598E+024" calcext:value-type="float">
            <text:p>1.07684697928598E+0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5:26:00.699479567</meta:creation-date>
    <dc:date>2018-11-30T15:29:31.419458931</dc:date>
    <meta:editing-duration>PT3M33S</meta:editing-duration>
    <meta:editing-cycles>1</meta:editing-cycles>
    <meta:document-statistic meta:table-count="1" meta:cell-count="150" meta:object-count="0"/>
    <meta:generator>LibreOffice/6.1.3.2$Linux_X86_64 LibreOffice_project/10$Build-2</meta:generator>
  </office:meta>
</office:document-meta>
</file>